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style:text-position="-33% 58%"/>
    </style:style>
    <style:style style:name="T3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732cm" svg:height="1.651cm" svg:x="3.616cm" svg:y="7.578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4.572cm" svg:height="1.143cm" svg:x="3.87cm" svg:y="7.832cm">
          <text:p text:style-name="P1">input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4.572cm" svg:height="1.143cm" svg:x="8.696cm" svg:y="7.832cm">
          <text:p text:style-name="P1">processing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4.572cm" svg:height="1.143cm" svg:x="13.522cm" svg:y="7.832cm">
          <text:p text:style-name="P1">outpu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4.732cm" svg:height="1.651cm" svg:x="3.616cm" svg:y="10.67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4.572cm" svg:height="1.143cm" svg:x="3.87cm" svg:y="10.933cm">
          <text:p text:style-name="P1">input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4.572cm" svg:height="1.143cm" svg:x="8.696cm" svg:y="10.933cm">
          <text:p text:style-name="P1">processing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4.572cm" svg:height="1.143cm" svg:x="13.522cm" svg:y="10.933cm">
          <text:p text:style-name="P1">output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.156cm" svg:y1="8.975cm" svg:x2="10.982cm" svg:y2="10.933cm" draw:start-shape="id1" draw:start-glue-point="2" draw:end-shape="id2" draw:end-glue-point="0" svg:d="m6156 8975 4826 1958" svg:viewBox="0 0 4827 1959">
          <text:p/>
        </draw:connector>
        <draw:connector draw:style-name="gr4" draw:text-style-name="P1" draw:layer="layout" draw:type="line" svg:x1="6.156cm" svg:y1="8.975cm" svg:x2="6.156cm" svg:y2="10.933cm" draw:start-shape="id1" draw:start-glue-point="2" draw:end-shape="id3" draw:end-glue-point="0" svg:d="m6156 8975v1958" svg:viewBox="0 0 1 1959">
          <text:p/>
        </draw:connector>
        <draw:connector draw:style-name="gr4" draw:text-style-name="P1" draw:layer="layout" draw:type="line" svg:x1="15.808cm" svg:y1="8.975cm" svg:x2="15.808cm" svg:y2="10.933cm" draw:start-shape="id4" draw:start-glue-point="2" draw:end-shape="id5" draw:end-glue-point="0" svg:d="m15808 8975v1958" svg:viewBox="0 0 1 1959">
          <text:p/>
        </draw:connector>
        <draw:connector draw:style-name="gr3" draw:text-style-name="P1" draw:layer="layout" draw:type="line" svg:x1="10.982cm" svg:y1="8.975cm" svg:x2="15.801cm" svg:y2="10.933cm" draw:start-shape="id6" draw:start-glue-point="2" svg:d="m10982 8975 4819 1958" svg:viewBox="0 0 4820 1959">
          <text:p/>
        </draw:connector>
        <draw:frame draw:style-name="gr5" draw:text-style-name="P2" draw:layer="layout" svg:width="1.442cm" svg:height="1.517cm" svg:x="10.017cm" svg:y="14.828cm">
          <draw:text-box>
            <text:p><text:span text:style-name="T1">...</text:span></text:p>
          </draw:text-box>
        </draw:frame>
        <draw:custom-shape draw:style-name="gr2" draw:text-style-name="P1" xml:id="id7" draw:id="id7" draw:layer="layout" svg:width="4.572cm" svg:height="1.143cm" svg:x="13.522cm" svg:y="18.434cm">
          <text:p text:style-name="P1">Output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5.808cm" svg:y1="19.577cm" svg:x2="15.816cm" svg:y2="20.508cm" draw:start-shape="id7" draw:start-glue-point="2" svg:d="m15808 19577 8 931" svg:viewBox="0 0 9 932">
          <text:p/>
        </draw:connector>
        <draw:frame draw:style-name="gr5" xml:id="id11" draw:id="id11" draw:layer="layout" svg:width="3.817cm" svg:height="0.963cm" svg:x="4.254cm" svg:y="2.143cm">
          <draw:text-box>
            <text:p>Input vector</text:p>
          </draw:text-box>
        </draw:frame>
        <draw:custom-shape draw:style-name="gr1" draw:text-style-name="P1" draw:layer="layout" svg:width="14.732cm" svg:height="1.651cm" svg:x="3.616cm" svg:y="13.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4.572cm" svg:height="1.143cm" svg:x="3.87cm" svg:y="14.034cm">
          <text:p text:style-name="P1">input</text:p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4.572cm" svg:height="1.143cm" svg:x="8.696cm" svg:y="14.034cm">
          <text:p text:style-name="P1">processing</text:p>
          <draw:enhanced-geometry svg:viewBox="0 0 21600 21600" draw:type="rectangle" draw:enhanced-path="M 0 0 L 21600 0 21600 21600 0 21600 0 0 Z N"/>
        </draw:custom-shape>
        <draw:custom-shape draw:style-name="gr2" draw:text-style-name="P1" xml:id="id10" draw:id="id10" draw:layer="layout" svg:width="4.572cm" svg:height="1.143cm" svg:x="13.522cm" svg:y="14.034cm">
          <text:p text:style-name="P1">output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.156cm" svg:y1="12.076cm" svg:x2="10.982cm" svg:y2="14.034cm" draw:end-shape="id8" draw:end-glue-point="0" svg:d="m6156 12076 4826 1958" svg:viewBox="0 0 4827 1959">
          <text:p/>
        </draw:connector>
        <draw:connector draw:style-name="gr4" draw:text-style-name="P1" draw:layer="layout" draw:type="line" svg:x1="6.156cm" svg:y1="12.076cm" svg:x2="6.156cm" svg:y2="14.034cm" draw:end-shape="id9" draw:end-glue-point="0" svg:d="m6156 12076v1958" svg:viewBox="0 0 1 1959">
          <text:p/>
        </draw:connector>
        <draw:connector draw:style-name="gr4" draw:text-style-name="P1" draw:layer="layout" draw:type="line" svg:x1="15.808cm" svg:y1="12.076cm" svg:x2="15.808cm" svg:y2="14.034cm" draw:end-shape="id10" draw:end-glue-point="0" svg:d="m15808 12076v1958" svg:viewBox="0 0 1 1959">
          <text:p/>
        </draw:connector>
        <draw:connector draw:style-name="gr3" draw:text-style-name="P1" draw:layer="layout" draw:type="line" svg:x1="10.982cm" svg:y1="12.076cm" svg:x2="15.801cm" svg:y2="14.034cm" svg:d="m10982 12076 4819 1958" svg:viewBox="0 0 4820 1959">
          <text:p/>
        </draw:connector>
        <draw:connector draw:style-name="gr4" draw:text-style-name="P1" draw:layer="layout" draw:type="line" svg:x1="15.808cm" svg:y1="16.476cm" svg:x2="15.808cm" svg:y2="18.434cm" svg:d="m15808 16476v1958" svg:viewBox="0 0 1 1959">
          <text:p/>
        </draw:connector>
        <draw:connector draw:style-name="gr3" draw:text-style-name="P1" draw:layer="layout" draw:type="line" svg:x1="10.982cm" svg:y1="16.476cm" svg:x2="15.801cm" svg:y2="18.434cm" svg:d="m10982 16476 4819 1958" svg:viewBox="0 0 4820 1959">
          <text:p/>
        </draw:connector>
        <draw:frame draw:style-name="gr5" draw:layer="layout" svg:width="4.312cm" svg:height="0.963cm" svg:x="13.676cm" svg:y="20.638cm">
          <draw:text-box>
            <text:p>Output vector</text:p>
          </draw:text-box>
        </draw:frame>
        <draw:connector draw:style-name="gr3" draw:text-style-name="P1" draw:layer="layout" draw:type="line" svg:x1="6.156cm" svg:y1="5.875cm" svg:x2="10.982cm" svg:y2="7.833cm" svg:d="m6156 5875 4826 1958" svg:viewBox="0 0 4827 1959">
          <text:p/>
        </draw:connector>
        <draw:connector draw:style-name="gr4" draw:text-style-name="P1" draw:layer="layout" draw:type="line" svg:x1="6.156cm" svg:y1="5.875cm" svg:x2="6.156cm" svg:y2="7.833cm" svg:d="m6156 5875v1958" svg:viewBox="0 0 1 1959">
          <text:p/>
        </draw:connector>
        <draw:frame draw:style-name="gr5" draw:layer="layout" svg:width="1.15cm" svg:height="1.113cm" svg:x="9.001cm" svg:y="6.367cm">
          <draw:text-box>
            <text:p>w<text:span text:style-name="T2">1</text:span></text:p>
          </draw:text-box>
        </draw:frame>
        <draw:frame draw:style-name="gr5" draw:layer="layout" svg:width="1.15cm" svg:height="1.113cm" svg:x="9.001cm" svg:y="9.468cm">
          <draw:text-box>
            <text:p>w<text:span text:style-name="T2">2</text:span></text:p>
          </draw:text-box>
        </draw:frame>
        <draw:frame draw:style-name="gr5" draw:layer="layout" svg:width="1.15cm" svg:height="1.113cm" svg:x="9.001cm" svg:y="12.568cm">
          <draw:text-box>
            <text:p>w<text:span text:style-name="T2">3</text:span></text:p>
          </draw:text-box>
        </draw:frame>
        <draw:frame draw:style-name="gr5" draw:layer="layout" svg:width="1.056cm" svg:height="1.113cm" svg:x="14.001cm" svg:y="9.467cm">
          <draw:text-box>
            <text:p><text:span text:style-name="T3">a</text:span><text:span text:style-name="T2">1</text:span></text:p>
          </draw:text-box>
        </draw:frame>
        <draw:frame draw:style-name="gr5" draw:layer="layout" svg:width="1.056cm" svg:height="1.113cm" svg:x="14.001cm" svg:y="12.568cm">
          <draw:text-box>
            <text:p>a<text:span text:style-name="T2">2</text:span></text:p>
          </draw:text-box>
        </draw:frame>
        <draw:frame draw:style-name="gr5" draw:layer="layout" svg:width="1.056cm" svg:height="1.113cm" svg:x="14.001cm" svg:y="16.968cm">
          <draw:text-box>
            <text:p><text:span text:style-name="T3">a</text:span><text:span text:style-name="T2">n</text:span></text:p>
          </draw:text-box>
        </draw:frame>
        <draw:frame draw:style-name="gr5" draw:layer="layout" svg:width="0.853cm" svg:height="0.963cm" svg:x="15.901cm" svg:y="9.468cm">
          <draw:text-box>
            <text:p><text:span text:style-name="T3">1</text:span></text:p>
          </draw:text-box>
        </draw:frame>
        <draw:frame draw:style-name="gr5" draw:layer="layout" svg:width="0.853cm" svg:height="0.963cm" svg:x="15.902cm" svg:y="12.569cm">
          <draw:text-box>
            <text:p><text:span text:style-name="T3">1</text:span></text:p>
          </draw:text-box>
        </draw:frame>
        <draw:frame draw:style-name="gr5" draw:layer="layout" svg:width="0.853cm" svg:height="0.963cm" svg:x="15.902cm" svg:y="17.069cm">
          <draw:text-box>
            <text:p><text:span text:style-name="T3">1</text:span></text:p>
          </draw:text-box>
        </draw:frame>
        <draw:frame draw:style-name="gr5" draw:layer="layout" svg:width="0.853cm" svg:height="0.963cm" svg:x="5.301cm" svg:y="9.468cm">
          <draw:text-box>
            <text:p><text:span text:style-name="T3">1</text:span></text:p>
          </draw:text-box>
        </draw:frame>
        <draw:frame draw:style-name="gr5" draw:layer="layout" svg:width="0.853cm" svg:height="0.963cm" svg:x="5.302cm" svg:y="12.569cm">
          <draw:text-box>
            <text:p><text:span text:style-name="T3">1</text:span></text:p>
          </draw:text-box>
        </draw:frame>
        <draw:frame draw:style-name="gr5" draw:layer="layout" svg:width="0.853cm" svg:height="0.963cm" svg:x="5.302cm" svg:y="6.369cm">
          <draw:text-box>
            <text:p><text:span text:style-name="T3">1</text:span></text:p>
          </draw:text-box>
        </draw:frame>
        <draw:custom-shape draw:style-name="gr2" draw:text-style-name="P1" draw:layer="layout" svg:width="4.572cm" svg:height="1.143cm" svg:x="3.906cm" svg:y="4.735cm">
          <text:p text:style-name="P1">1d projection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6.162cm" svg:y1="3.106cm" svg:x2="6.156cm" svg:y2="4.733cm" draw:start-shape="id11" draw:start-glue-point="2" svg:d="m6162 3106-6 1627" svg:viewBox="0 0 7 162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5T14:24:15.715000000</meta:creation-date>
    <dc:date>2015-11-15T17:00:45.210000000</dc:date>
    <meta:editing-duration>PT19M21S</meta:editing-duration>
    <meta:editing-cycles>5</meta:editing-cycles>
    <meta:generator>LibreOffice/4.1.3.2$Windows_x86 LibreOffice_project/70feb7d99726f064edab4605a8ab840c50ec57a</meta:generator>
    <meta:document-statistic meta:object-count="43"/>
  </office:meta>
</office:document-meta>
</file>